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d2d2f" officeooo:paragraph-rsid="000d2d2f" style:font-size-asian="26pt" style:font-size-complex="26pt"/>
    </style:style>
    <style:style style:name="P2" style:family="paragraph" style:parent-style-name="Standard">
      <style:text-properties fo:font-size="14pt" fo:font-weight="normal" officeooo:rsid="000e25ed" officeooo:paragraph-rsid="000e25ed" style:font-size-asian="12.25pt" style:font-weight-asian="normal" style:font-size-complex="14pt" style:font-weight-complex="normal"/>
    </style:style>
    <style:style style:name="P3" style:family="paragraph" style:parent-style-name="Standard">
      <style:text-properties officeooo:paragraph-rsid="000d2d2f"/>
    </style:style>
    <style:style style:name="P4" style:family="paragraph" style:parent-style-name="Standard">
      <style:text-properties officeooo:rsid="00242be0" officeooo:paragraph-rsid="00242be0"/>
    </style:style>
    <style:style style:name="P5" style:family="paragraph" style:parent-style-name="Standard">
      <style:text-properties officeooo:paragraph-rsid="00242be0"/>
    </style:style>
    <style:style style:name="T1" style:family="text">
      <style:text-properties fo:font-size="26pt" officeooo:rsid="000d2d2f" style:font-size-asian="26pt" style:font-size-complex="26pt"/>
    </style:style>
    <style:style style:name="T2" style:family="text">
      <style:text-properties fo:font-size="26pt" officeooo:rsid="00242be0" style:font-size-asian="26pt" style:font-size-complex="26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d2d2f" style:font-size-asian="12.25pt" style:font-size-complex="14pt"/>
    </style:style>
    <style:style style:name="T5" style:family="text">
      <style:text-properties fo:font-size="14pt" officeooo:rsid="00242be0" style:font-size-asian="12.25pt" style:font-size-complex="14pt"/>
    </style:style>
    <style:style style:name="T6" style:family="text">
      <style:text-properties officeooo:rsid="00242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text:tab/><text:tab/><text:tab/></text:span><text:span text:style-name="T2">DIRETRIZES</text:span></text:p>
      <text:p text:style-name="P1"/>
      <text:p text:style-name="P5"><text:span text:style-name="T4">1</text:span><text:span text:style-name="T5">° passo, Feche o Visual Studio pois ele impedirá que você copie os arquivos do projeto, e então mude o nome da PASTA para ser o seu nome + sobrenome</text:span></text:p>
      <text:p text:style-name="P4"><text:span text:style-name="T3"/></text:p>
      <text:p text:style-name="P4"><text:span text:style-name="T3">2° passo, Mande para a tarefa no teams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6:46:37.411000000</meta:creation-date>
    <dc:date>2021-05-30T17:54:14.661000000</dc:date>
    <meta:editing-duration>PT12M40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" meta:word-count="39" meta:character-count="201" meta:non-whitespace-character-count="161"/>
  </office:meta>
</office:document-meta>
</file>